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herif" svg:font-family="'Liberation Sherif'"/>
    <style:font-face style:name="monospace" svg:font-family="monospace, monospace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8.013cm" fo:margin-left="0cm" table:align="left"/>
    </style:style>
    <style:style style:name="Tableau6.A" style:family="table-column">
      <style:table-column-properties style:column-width="9.098cm"/>
    </style:style>
    <style:style style:name="Tableau6.B" style:family="table-column">
      <style:table-column-properties style:column-width="8.915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013cm" fo:margin-left="0cm" table:align="left"/>
    </style:style>
    <style:style style:name="Tableau2.A" style:family="table-column">
      <style:table-column-properties style:column-width="9.098cm"/>
    </style:style>
    <style:style style:name="Tableau2.B" style:family="table-column">
      <style:table-column-properties style:column-width="8.91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13cm" fo:margin-left="0cm" table:align="left"/>
    </style:style>
    <style:style style:name="Tableau3.A" style:family="table-column">
      <style:table-column-properties style:column-width="9.098cm"/>
    </style:style>
    <style:style style:name="Tableau3.B" style:family="table-column">
      <style:table-column-properties style:column-width="8.915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18.002cm" style:rel-column-width="65535*"/>
    </style:style>
    <style:style style:name="Tableau7.1" style:family="table-row">
      <style:table-row-properties style:min-row-height="6.107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18.002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185e2" officeooo:paragraph-rsid="002185e2"/>
    </style:style>
    <style:style style:name="P2" style:family="paragraph" style:parent-style-name="Standard">
      <style:text-properties officeooo:rsid="001d354a" officeooo:paragraph-rsid="001d354a"/>
    </style:style>
    <style:style style:name="P3" style:family="paragraph" style:parent-style-name="Standard">
      <style:text-properties style:text-underline-style="none" fo:font-weight="normal" officeooo:rsid="00fbbfc9" officeooo:paragraph-rsid="00fbbfc9" style:font-weight-asian="normal" style:font-weight-complex="normal"/>
    </style:style>
    <style:style style:name="P4" style:family="paragraph" style:parent-style-name="Table_20_Contents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Liberation Mono" fo:font-size="12pt" fo:font-weight="bold" officeooo:rsid="00fd316a" officeooo:paragraph-rsid="00fd316a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Liberation Mono" fo:font-size="12pt" fo:font-weight="bold" officeooo:rsid="00fff7ed" officeooo:paragraph-rsid="00fff7e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Liberation Mono" fo:font-size="12pt" fo:font-weight="bold" officeooo:rsid="00fe4123" officeooo:paragraph-rsid="00fe4123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Mono" fo:font-size="12pt" fo:font-weight="bold" officeooo:rsid="010b2c58" officeooo:paragraph-rsid="010b2c58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Liberation Mono" fo:font-size="12pt" fo:font-weight="normal" officeooo:rsid="010e86d2" officeooo:paragraph-rsid="010e86d2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Mono" fo:font-weight="bold" style:font-weight-asian="bold" style:font-weight-complex="bold"/>
    </style:style>
    <style:style style:name="P11" style:family="paragraph" style:parent-style-name="Table_20_Contents">
      <style:text-properties style:font-name="Liberation Mono" fo:font-weight="bold" officeooo:paragraph-rsid="011297e9" style:font-weight-asian="bold" style:font-weight-complex="bold"/>
    </style:style>
    <style:style style:name="P12" style:family="paragraph" style:parent-style-name="Table_20_Contents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officeooo:paragraph-rsid="0107f315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officeooo:rsid="00fd316a" officeooo:paragraph-rsid="00fd316a" style:font-size-asian="12pt" style:font-size-complex="12pt"/>
    </style:style>
    <style:style style:name="P16" style:family="paragraph" style:parent-style-name="Table_20_Contents">
      <style:text-properties fo:font-size="12pt" officeooo:rsid="00fe4123" officeooo:paragraph-rsid="00fe4123" style:font-size-asian="12pt" style:font-size-complex="12pt"/>
    </style:style>
    <style:style style:name="P17" style:family="paragraph" style:parent-style-name="Table_20_Contents">
      <style:text-properties fo:font-size="12pt" officeooo:rsid="00fff7ed" officeooo:paragraph-rsid="00fff7ed" style:font-size-asian="12pt" style:font-size-complex="12pt"/>
    </style:style>
    <style:style style:name="P18" style:family="paragraph" style:parent-style-name="Table_20_Contents">
      <style:text-properties fo:font-size="12pt" officeooo:rsid="0103ebff" officeooo:paragraph-rsid="0103ebff" style:font-size-asian="12pt" style:font-size-complex="12pt"/>
    </style:style>
    <style:style style:name="P19" style:family="paragraph" style:parent-style-name="Table_20_Contents">
      <style:text-properties fo:font-size="12pt" officeooo:rsid="010c2ef4" officeooo:paragraph-rsid="010c2ef4" style:font-size-asian="12pt" style:font-size-complex="12pt"/>
    </style:style>
    <style:style style:name="P20" style:family="paragraph" style:parent-style-name="Table_20_Contents">
      <style:text-properties fo:font-size="12pt" officeooo:rsid="0110d4c5" officeooo:paragraph-rsid="0110d4c5" style:font-size-asian="12pt" style:font-size-complex="12pt"/>
    </style:style>
    <style:style style:name="P21" style:family="paragraph" style:parent-style-name="Table_20_Contents">
      <style:text-properties fo:font-size="12pt" officeooo:paragraph-rsid="0114006e" style:font-size-asian="12pt" style:font-size-complex="12pt"/>
    </style:style>
    <style:style style:name="P22" style:family="paragraph" style:parent-style-name="Table_20_Contents">
      <style:text-properties fo:font-size="12pt" officeooo:rsid="01173d5a" officeooo:paragraph-rsid="01173d5a" style:font-size-asian="12pt" style:font-size-complex="12pt"/>
    </style:style>
    <style:style style:name="P23" style:family="paragraph" style:parent-style-name="Table_20_Contents">
      <style:text-properties fo:font-size="12pt" officeooo:rsid="0118600f" officeooo:paragraph-rsid="0118600f" style:font-size-asian="12pt" style:font-size-complex="12pt"/>
    </style:style>
    <style:style style:name="P24" style:family="paragraph" style:parent-style-name="Table_20_Contents">
      <style:text-properties fo:font-size="12pt" officeooo:rsid="01275054" officeooo:paragraph-rsid="0129c647" style:font-size-asian="12pt" style:font-size-complex="12pt"/>
    </style:style>
    <style:style style:name="P25" style:family="paragraph" style:parent-style-name="Table_20_Contents">
      <style:text-properties fo:font-size="12pt" officeooo:rsid="0130a8be" officeooo:paragraph-rsid="0130a8be" style:font-size-asian="12pt" style:font-size-complex="12pt"/>
    </style:style>
    <style:style style:name="P26" style:family="paragraph" style:parent-style-name="Table_20_Contents">
      <style:text-properties fo:font-size="12pt" officeooo:rsid="012b8f0c" officeooo:paragraph-rsid="012b8f0c" style:font-size-asian="12pt" style:font-size-complex="12pt"/>
    </style:style>
    <style:style style:name="P27" style:family="paragraph" style:parent-style-name="Table_20_Contents">
      <style:text-properties fo:font-variant="normal" fo:text-transform="none" style:font-name="monospace" fo:font-size="12pt" fo:letter-spacing="normal" fo:font-style="normal" fo:font-weight="normal" style:font-size-asian="12pt" style:font-size-complex="12pt"/>
    </style:style>
    <style:style style:name="P28" style:family="paragraph" style:parent-style-name="Table_20_Contents">
      <style:text-properties fo:font-variant="normal" fo:text-transform="none" style:font-name="monospace" fo:font-size="12pt" fo:letter-spacing="normal" fo:font-style="normal" fo:font-weight="normal" officeooo:rsid="011cb253" officeooo:paragraph-rsid="011cb253" style:font-size-asian="12pt" style:font-size-complex="12pt"/>
    </style:style>
    <style:style style:name="P29" style:family="paragraph" style:parent-style-name="Table_20_Contents">
      <style:text-properties officeooo:rsid="012276a7" officeooo:paragraph-rsid="012276a7"/>
    </style:style>
    <style:style style:name="P30" style:family="paragraph" style:parent-style-name="Table_20_Contents">
      <style:text-properties officeooo:rsid="012375f6" officeooo:paragraph-rsid="012375f6"/>
    </style:style>
    <style:style style:name="P31" style:family="paragraph" style:parent-style-name="Table_20_Contents">
      <style:text-properties officeooo:rsid="012dbf05" officeooo:paragraph-rsid="012dbf05"/>
    </style:style>
    <style:style style:name="P32" style:family="paragraph" style:parent-style-name="Table_20_Contents">
      <style:text-properties style:font-name="Liberation Sherif" fo:font-size="12pt" fo:font-style="normal" fo:font-weight="normal" officeooo:rsid="010e86d2" officeooo:paragraph-rsid="010e86d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Preformatted_20_Text">
      <style:text-properties fo:font-size="12pt" style:font-size-asian="12pt" style:font-size-complex="12pt"/>
    </style:style>
    <style:style style:name="P34" style:family="paragraph" style:parent-style-name="Standard" style:master-page-name="">
      <loext:graphic-properties draw:fill="solid" draw:fill-color="#00ffff" draw:fill-image-width="0cm" draw:fill-image-height="0cm"/>
      <style:paragraph-properties fo:text-align="center" style:justify-single-word="false" style:page-number="auto" fo:background-color="#00ffff" fo:padding="0.049cm" fo:border="0.99pt solid #000000" style:shadow="#808080 0.18cm 0.18cm">
        <style:tab-stops/>
      </style:paragraph-properties>
      <style:text-properties fo:font-size="18pt" fo:font-weight="bold" officeooo:rsid="00d1d424" officeooo:paragraph-rsid="00d1d424" style:font-size-asian="18pt" style:font-weight-asian="bold" style:font-size-complex="18pt" style:font-weight-complex="bold"/>
    </style:style>
    <style:style style:name="P35" style:family="paragraph" style:parent-style-name="Standard">
      <style:text-properties officeooo:rsid="0133fc59" officeooo:paragraph-rsid="001d354a"/>
    </style:style>
    <style:style style:name="P36" style:family="paragraph" style:parent-style-name="Contents_20_1">
      <style:paragraph-properties>
        <style:tab-stops>
          <style:tab-stop style:position="18.002cm" style:type="right" style:leader-style="solid" style:leader-text="_"/>
        </style:tab-stops>
      </style:paragraph-properties>
    </style:style>
    <style:style style:name="T1" style:family="text">
      <style:text-properties fo:font-size="12pt" officeooo:rsid="00fd316a" style:font-size-asian="12pt" style:font-size-complex="12pt"/>
    </style:style>
    <style:style style:name="T2" style:family="text">
      <style:text-properties fo:font-size="12pt" officeooo:rsid="01320d56" style:font-size-asian="12pt" style:font-size-complex="12pt"/>
    </style:style>
    <style:style style:name="T3" style:family="text">
      <style:text-properties officeooo:rsid="00fe4123"/>
    </style:style>
    <style:style style:name="T4" style:family="text">
      <style:text-properties officeooo:rsid="01019597"/>
    </style:style>
    <style:style style:name="T5" style:family="text">
      <style:text-properties style:font-name="Liberation Mono" fo:font-weight="bold" style:font-weight-asian="bold" style:font-weight-complex="bold"/>
    </style:style>
    <style:style style:name="T6" style:family="text">
      <style:text-properties style:font-name="Liberation Mono" fo:font-weight="bold" officeooo:rsid="0102d37c" style:font-weight-asian="bold" style:font-weight-complex="bold"/>
    </style:style>
    <style:style style:name="T7" style:family="text">
      <style:text-properties style:font-name="Liberation Mono" fo:font-weight="bold" officeooo:rsid="011297e9" style:font-weight-asian="bold" style:font-weight-complex="bold"/>
    </style:style>
    <style:style style:name="T8" style:family="text">
      <style:text-properties style:font-name="Liberation Mono" fo:font-weight="bold" officeooo:rsid="0128d5f8" style:font-weight-asian="bold" style:font-weight-complex="bold"/>
    </style:style>
    <style:style style:name="T9" style:family="text">
      <style:text-properties style:font-name="Liberation Mono" fo:font-weight="bold" officeooo:rsid="0129c647" style:font-weight-asian="bold" style:font-weight-complex="bold"/>
    </style:style>
    <style:style style:name="T10" style:family="text">
      <style:text-properties style:font-name="Liberation Mono" fo:font-weight="bold" officeooo:rsid="012ba57c" style:font-weight-asian="bold" style:font-weight-complex="bold"/>
    </style:style>
    <style:style style:name="T11" style:family="text">
      <style:text-properties style:font-name="Liberation Mono" fo:font-weight="bold" officeooo:rsid="01369a6c" style:font-weight-asian="bold" style:font-weight-complex="bold"/>
    </style:style>
    <style:style style:name="T12" style:family="text">
      <style:text-properties officeooo:rsid="010c2ef4"/>
    </style:style>
    <style:style style:name="T13" style:family="text">
      <style:text-properties style:text-line-through-style="none" style:text-line-through-type="none" style:font-name="Liberation Mono" fo:font-weight="bold" officeooo:rsid="0115e6ad" style:font-weight-asian="bold" style:font-weight-complex="bold"/>
    </style:style>
    <style:style style:name="T14" style:family="text">
      <style:text-properties style:text-line-through-style="none" style:text-line-through-type="none" style:font-name="Liberation Mono" fo:font-weight="bold" officeooo:rsid="01173d5a" style:font-weight-asian="bold" style:font-weight-complex="bold"/>
    </style:style>
    <style:style style:name="T15" style:family="text">
      <style:text-properties style:text-line-through-style="none" style:text-line-through-type="none" style:font-name="Liberation Mono" fo:font-weight="bold" officeooo:rsid="0118600f" style:font-weight-asian="bold" style:font-weight-complex="bold"/>
    </style:style>
    <style:style style:name="T16" style:family="text">
      <style:text-properties style:text-line-through-style="none" style:text-line-through-type="none" style:font-name="Liberation Mono" fo:font-weight="bold" officeooo:rsid="012ba57c" style:font-weight-asian="bold" style:font-weight-complex="bold"/>
    </style:style>
    <style:style style:name="T17" style:family="text">
      <style:text-properties style:text-line-through-style="none" style:text-line-through-type="none" style:font-name="Liberation Mono" fo:font-weight="bold" officeooo:rsid="01369a6c" style:font-weight-asian="bold" style:font-weight-complex="bold"/>
    </style:style>
    <style:style style:name="T18" style:family="text">
      <style:text-properties officeooo:rsid="01256022"/>
    </style:style>
    <style:style style:name="T19" style:family="text">
      <style:text-properties officeooo:rsid="012b8f0c"/>
    </style:style>
    <style:style style:name="T20" style:family="text">
      <style:text-properties officeooo:rsid="012bdef6"/>
    </style:style>
    <style:style style:name="T21" style:family="text">
      <style:text-properties officeooo:rsid="0130d62e"/>
    </style:style>
    <style:style style:name="T22" style:family="text">
      <style:text-properties officeooo:rsid="01319ebd"/>
    </style:style>
    <style:style style:name="T23" style:family="text">
      <style:text-properties officeooo:rsid="0133fc59"/>
    </style:style>
    <style:style style:name="T24" style:family="text">
      <style:text-properties officeooo:rsid="013540dc"/>
    </style:style>
    <style:style style:name="T25" style:family="text">
      <style:text-properties officeooo:rsid="01354b86"/>
    </style:style>
    <style:style style:name="T26" style:family="text">
      <style:text-properties officeooo:rsid="01369a6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1">VAGRANT</text:span>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_Toc408_3348079807" text:style-name="Index_20_Link" text:visited-style-name="Index_20_Link">Configuration de la Vagrant<text:tab/>1</text:a></text:p>
          <text:p text:style-name="P36"><text:a xlink:type="simple" xlink:href="#__RefHeading___Toc410_3348079807" text:style-name="Index_20_Link" text:visited-style-name="Index_20_Link">Installation de apache/php/mysql (dans l’environnement virtuel)<text:tab/>1</text:a></text:p>
          <text:p text:style-name="P36"><text:a xlink:type="simple" xlink:href="#__RefHeading___Toc412_3348079807" text:style-name="Index_20_Link" text:visited-style-name="Index_20_Link">Configuration du serveur<text:tab/>1</text:a></text:p>
        </text:index-body>
      </text:table-of-content>
      <text:p text:style-name="P35"><text:bookmark-start text:name="__RefHeading___Toc304_3098149517"/><text:bookmark-end text:name="__RefHeading___Toc304_3098149517"/></text:p>
      <text:p text:style-name="P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h text:style-name="Heading_20_1" text:outline-level="1"><text:bookmark-start text:name="__RefHeading___Toc408_3348079807"/>Configuration de la Vagrant<text:bookmark-end text:name="__RefHeading___Toc408_3348079807"/></text:h>
          </table:table-cell>
          <table:covered-table-cell/>
        </table:table-row>
        <table:table-row>
          <table:table-cell table:style-name="Tableau6.A2" office:value-type="string">
            <text:p text:style-name="P5"><text:span text:style-name="T3">v</text:span>agrant init</text:p>
          </table:table-cell>
          <table:table-cell table:style-name="Tableau6.B2" office:value-type="string">
            <text:p text:style-name="P15">Création du fichier Vagrantfile (configuration) de la virtualisation</text:p>
          </table:table-cell>
        </table:table-row>
        <table:table-row>
          <table:table-cell table:style-name="Tableau6.B2" table:number-columns-spanned="2" office:value-type="string">
            <text:p text:style-name="P13"><text:span text:style-name="T1">Lignes du Vagrantfile à modifier </text:span><text:span text:style-name="T2">(serveur ubuntu18)</text:span></text:p>
          </table:table-cell>
          <table:covered-table-cell/>
        </table:table-row>
        <table:table-row>
          <table:table-cell table:style-name="Tableau6.B2" table:number-columns-spanned="2" office:value-type="string">
            <text:p text:style-name="P4">config.vm.box = "base" par config.vm.box = "ubuntu/<text:span text:style-name="T22">bionic</text:span>64"</text:p>
            <text:p text:style-name="P14">Puis décommenter la ligne <text:span text:style-name="T3">de l’ip serveur local</text:span>:</text:p>
            <text:p text:style-name="P4"># config.vm.network "private_network", ip: "192.168.33.10"</text:p>
            <text:p text:style-name="P14">Puis <text:span text:style-name="T3">décommenter et </text:span>modifier la ligne <text:span text:style-name="T3">pour le dossier partagé</text:span>:</text:p>
            <text:p text:style-name="P4"># config.vm.synced_folder "../data", "/vagrant_data" par config.vm.synced_folder "./data", "/var/www/html"</text:p>
          </table:table-cell>
          <table:covered-table-cell/>
        </table:table-row>
        <table:table-row>
          <table:table-cell table:style-name="Tableau6.A2" office:value-type="string">
            <text:p text:style-name="P4">vagrant up</text:p>
          </table:table-cell>
          <table:table-cell table:style-name="Tableau6.B2" office:value-type="string">
            <text:p text:style-name="P16">Démarrer l’environnement virtuel</text:p>
          </table:table-cell>
        </table:table-row>
        <table:table-row>
          <table:table-cell table:style-name="Tableau6.A2" office:value-type="string">
            <text:p text:style-name="P4">vagrant ssh</text:p>
          </table:table-cell>
          <table:table-cell table:style-name="Tableau6.B2" office:value-type="string">
            <text:p text:style-name="P16">Accéder à l’environnement virtuel</text:p>
          </table:table-cell>
        </table:table-row>
        <table:table-row>
          <table:table-cell table:style-name="Tableau6.A2" office:value-type="string">
            <text:p text:style-name="P6">exit</text:p>
          </table:table-cell>
          <table:table-cell table:style-name="Tableau6.B2" office:value-type="string">
            <text:p text:style-name="P17">Sortir de l’environnement virtuel</text:p>
          </table:table-cell>
        </table:table-row>
        <table:table-row>
          <table:table-cell table:style-name="Tableau6.A2" office:value-type="string">
            <text:p text:style-name="P7">vagrant halt</text:p>
          </table:table-cell>
          <table:table-cell table:style-name="Tableau6.B2" office:value-type="string">
            <text:p text:style-name="P16">Arrêter l’environnement virtuel</text:p>
          </table:table-cell>
        </table:table-row>
        <table:table-row>
          <table:table-cell table:style-name="Tableau6.A2" office:value-type="string">
            <text:p text:style-name="P6">vagrant destroy</text:p>
          </table:table-cell>
          <table:table-cell table:style-name="Tableau6.B2" office:value-type="string">
            <text:p text:style-name="P17">Supprimer un environnement virtuel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Heading_20_1" text:outline-level="1"><text:bookmark-start text:name="__RefHeading___Toc410_3348079807"/>Installation de apache/php/mysql <text:span text:style-name="T4">(dans l’environnement virtuel)</text:span><text:bookmark-end text:name="__RefHeading___Toc410_3348079807"/></text:h>
          </table:table-cell>
          <table:covered-table-cell/>
        </table:table-row>
        <table:table-row>
          <table:table-cell table:style-name="Tableau2.A2" office:value-type="string">
            <text:p text:style-name="P8"><text:span text:style-name="T12">s</text:span>udo add-apt-repository ppa:ondrej/php</text:p>
          </table:table-cell>
          <table:table-cell table:style-name="Tableau2.B2" office:value-type="string">
            <text:p text:style-name="P19">Permet d’installer <text:span text:style-name="T23">d’autres versions de php si besoin</text:span></text:p>
          </table:table-cell>
        </table:table-row>
        <table:table-row>
          <table:table-cell table:style-name="Tableau2.A2" office:value-type="string">
            <text:p text:style-name="P11">sudo apt install apache2 mysql-server php7.<text:span text:style-name="T23">2</text:span> php7.<text:span text:style-name="T23">2</text:span>-mysql libapache2-mod-php7.<text:span text:style-name="T23">2</text:span> -<text:span text:style-name="T19">y</text:span></text:p>
          </table:table-cell>
          <table:table-cell table:style-name="Tableau2.B2" office:value-type="string">
            <text:p text:style-name="P26">Installation des paquets de base (PHP7.<text:span text:style-name="T23">2</text:span>)</text:p>
          </table:table-cell>
        </table:table-row>
        <table:table-row>
          <table:table-cell table:style-name="Tableau2.A2" office:value-type="string">
            <text:p text:style-name="P21"><text:span text:style-name="T5">sudo apt install </text:span><text:span text:style-name="T6">php7.</text:span><text:span text:style-name="T11">2</text:span><text:span text:style-name="T6">-mbstring </text:span><text:span text:style-name="T7">php7.</text:span><text:span text:style-name="T11">2</text:span><text:span text:style-name="T7">-curl php7.</text:span><text:span text:style-name="T11">2</text:span><text:span text:style-name="T7">-xml</text:span><text:span text:style-name="T6"> </text:span><text:span text:style-name="T13">php7.</text:span><text:span text:style-name="T17">2</text:span><text:span text:style-name="T13">-zip </text:span><text:span text:style-name="T15">php7.</text:span><text:span text:style-name="T17">2</text:span><text:span text:style-name="T15">-intl</text:span><text:span text:style-name="T13"> </text:span><text:span text:style-name="T14">unzip -y</text:span></text:p>
          </table:table-cell>
          <table:table-cell table:style-name="Tableau2.B2" office:value-type="string">
            <text:p text:style-name="P22">Installation des paquets supplémentaires pour composer <text:span text:style-name="T26">et autres fonctions avancées (routeur)</text:span></text:p>
          </table:table-cell>
        </table:table-row>
        <table:table-row>
          <table:table-cell table:style-name="Tableau2.A2" office:value-type="string">
            <text:p text:style-name="P4">sudo service apache2 restart</text:p>
          </table:table-cell>
          <table:table-cell table:style-name="Tableau2.B2" office:value-type="string">
            <text:p text:style-name="P18">Redémarrer le serveur apache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h text:style-name="Heading_20_1" text:outline-level="1"><text:bookmark-start text:name="__RefHeading___Toc412_3348079807"/>Configuration du serveur<text:bookmark-end text:name="__RefHeading___Toc412_3348079807"/></text:h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1">Modification du mot de passe root mysql (Ubuntu 18.04)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2">sudo mysql</text:p>
          </table:table-cell>
          <table:covered-table-cell/>
        </table:table-row>
        <text:soft-page-break/>
        <table:table-row>
          <table:table-cell table:style-name="Tableau3.A2" table:number-columns-spanned="2" office:value-type="string">
            <text:p text:style-name="P12">ALTER USER 'root'@'localhost' IDENTIFIED WITH mysql_native_password BY '<text:span text:style-name="T24">0000</text:span>';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2">FLUSH PRIVILEGES;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2">Affichage des erreurs (php.ini) phpinfo()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9">/etc/php/7.<text:span text:style-name="T24">2</text:span>/apache2/php.ini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7">display_error<text:span text:style-name="T20">s</text:span> <text:span text:style-name="T18">= </text:span>O<text:span text:style-name="T18">n</text:span></text:p>
            <text:p text:style-name="P28">display_startup_errors = On</text:p>
          </table:table-cell>
          <table:covered-table-cell/>
        </table:table-row>
        <table:table-row>
          <table:table-cell table:style-name="Tableau3.A9" office:value-type="string">
            <text:p text:style-name="P10">sudo a2enmod rewrite</text:p>
          </table:table-cell>
          <table:table-cell table:style-name="Tableau3.A2" office:value-type="string">
            <text:p text:style-name="P29">Autoriser la réécriture d’url <text:span text:style-name="T25">(routeur)</text:span></text:p>
          </table:table-cell>
        </table:table-row>
        <table:table-row>
          <table:table-cell table:style-name="Tableau3.A2" table:number-columns-spanned="2" office:value-type="string">
            <text:p text:style-name="P20">Installation de symfony</text:p>
          </table:table-cell>
          <table:covered-table-cell/>
        </table:table-row>
        <table:table-row>
          <table:table-cell table:style-name="Tableau3.A9" office:value-type="string">
            <text:p text:style-name="P21"><text:span text:style-name="T5">sudo apt install </text:span><text:span text:style-name="T6">php7.</text:span><text:span text:style-name="T10">3</text:span><text:span text:style-name="T6">-mbstring </text:span><text:span text:style-name="T7">php7.</text:span><text:span text:style-name="T10">3</text:span><text:span text:style-name="T7">-curl php7.</text:span><text:span text:style-name="T10">3</text:span><text:span text:style-name="T7">-xml</text:span><text:span text:style-name="T6"> </text:span><text:span text:style-name="T13">php7.</text:span><text:span text:style-name="T16">3</text:span><text:span text:style-name="T13">-zip </text:span><text:span text:style-name="T15">php7.</text:span><text:span text:style-name="T16">3</text:span><text:span text:style-name="T15">-intl</text:span><text:span text:style-name="T13"> </text:span><text:span text:style-name="T14">unzip -y</text:span></text:p>
          </table:table-cell>
          <table:table-cell table:style-name="Tableau3.A2" office:value-type="string">
            <text:p text:style-name="P22">Installation des paquets supplémentaires pour composer <text:span text:style-name="T26">et autres fonctions avancées (routeur)</text:span></text:p>
          </table:table-cell>
        </table:table-row>
        <table:table-row>
          <table:table-cell table:style-name="Tableau3.A9" office:value-type="string">
            <text:p text:style-name="P24"><text:span text:style-name="T5">sudo apt install </text:span><text:span text:style-name="T6">php7.</text:span><text:span text:style-name="T5">X-mbstring php7.</text:span><text:span text:style-name="T8">X</text:span><text:span text:style-name="T5">-xml </text:span><text:span text:style-name="T8">php7.X-bcmath php7.X-gd </text:span><text:span text:style-name="T9">php7.4-curl php7.4-zip </text:span><text:span text:style-name="T15">php7.X-intl</text:span><text:span text:style-name="T13"> </text:span><text:span text:style-name="T14">unzip -y</text:span></text:p>
          </table:table-cell>
          <table:table-cell table:style-name="Tableau3.A2" office:value-type="string">
            <text:p text:style-name="P25">Installation des paquets suplémentaires pour laravel</text:p>
          </table:table-cell>
        </table:table-row>
        <table:table-row>
          <table:table-cell table:style-name="Tableau3.A2" table:number-columns-spanned="2" office:value-type="string">
            <text:p text:style-name="P22">Installation globale de composer 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3"><text:span text:style-name="Source_20_Text">php -r "copy('https://getcomposer.org/installer', '/tmp/composer-setup.php');"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3"><text:span text:style-name="Source_20_Text">sudo php /tmp/composer-setup.php --install-dir=/usr/local/bin --filename=composer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3">Installation de composer cli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4">wget https://get.symfony.com/cli/installer -O - | bash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udo a2enmod rewrite</text:p>
          </table:table-cell>
          <table:table-cell table:style-name="Table1.B1" office:value-type="string">
            <text:p text:style-name="P29">Autoriser la réécriture d’url</text:p>
          </table:table-cell>
        </table:table-row>
      </table:table>
      <text:p text:style-name="P3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30">sudo nano /etc/apache2/sites-available/000-default.conf </text:p>
            <text:p text:style-name="Table_20_Contents"/>
            <text:p text:style-name="Table_20_Contents"><text:s text:c="8"/>ServerAdmin webmaster@localhost</text:p>
            <text:p text:style-name="Table_20_Contents"><text:s text:c="8"/>DocumentRoot /var/www/html/public</text:p>
            <text:p text:style-name="Table_20_Contents"/>
            <text:p text:style-name="Table_20_Contents">&lt;Directory /var/www/html/public&gt;</text:p>
            <text:p text:style-name="Table_20_Contents"><text:s text:c="16"/>Options Indexes FollowSymLinks MultiViews</text:p>
            <text:p text:style-name="Table_20_Contents"><text:s text:c="16"/>AllowOverride All</text:p>
            <text:p text:style-name="Table_20_Contents"><text:s text:c="16"/>Order allow,deny</text:p>
            <text:p text:style-name="Table_20_Contents"><text:s text:c="16"/>allow from all</text:p>
            <text:p text:style-name="Table_20_Contents">&lt;/Directory&gt;</text:p>
          </table:table-cell>
        </table:table-row>
      </table:table>
      <text:p text:style-name="P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sudo nano /etc/apache2/envvars</text:p>
          </table:table-cell>
        </table:table-row>
        <table:table-row>
          <table:table-cell table:style-name="Tableau8.A2" office:value-type="string">
            <text:p text:style-name="Table_20_Contents">export APACHE_RUN_USER=vagrant</text:p>
            <text:p text:style-name="Table_20_Contents">export APACHE_RUN_GROUP=vagrant</text:p>
          </table:table-cell>
        </table:table-row>
        <table:table-row>
          <table:table-cell table:style-name="Tableau8.A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</table:table-row>
      </table:table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1">Modification du mot de passe root mysql (Ubuntu 18.04)</text:p>
          </table:table-cell>
        </table:table-row>
        <table:table-row>
          <table:table-cell table:style-name="Tableau1.A2" office:value-type="string">
            <text:p text:style-name="Table_20_Contents">sudo mysql</text:p>
          </table:table-cell>
        </table:table-row>
        <table:table-row>
          <table:table-cell table:style-name="Tableau1.A2" office:value-type="string">
            <text:p text:style-name="Table_20_Contents">ALTER USER 'root'@'localhost' IDENTIFIED WITH mysql_native_password BY '<text:span text:style-name="T24">0000</text:span>';</text:p>
          </table:table-cell>
        </table:table-row>
        <table:table-row>
          <table:table-cell table:style-name="Tableau1.A2" office:value-type="string">
            <text:p text:style-name="Table_20_Contents">FLUSH PRIVILEGES;</text:p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herif" svg:font-family="'Liberation Sherif'"/>
    <style:font-face style:name="monospace" svg:font-family="monospace, monospace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erif" fo:font-family="'Liberation Serif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ffff00"/>
      <style:paragraph-properties fo:margin-top="0cm" fo:margin-bottom="0cm" loext:contextual-spacing="false" style:page-number="auto" fo:background-color="transparent" fo:padding="0cm" fo:border="none" style:shadow="none" style:writing-mode="page" style:join-border="true"/>
      <style:text-properties style:font-name="Liberation Serif2" fo:font-family="'Liberation Serif'" style:font-family-generic="roman" style:font-pitch="variable" fo:font-size="18pt" style:text-underline-style="solid" style:text-underline-width="bold" style:text-underline-color="#6666ff" fo:font-weight="bold" fo:background-color="transparent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>
        <style:tab-stops/>
      </style:paragraph-properties>
      <style:text-properties style:font-name="Liberation Serif1" fo:font-family="'Liberation Serif'" style:font-style-name="Gras" style:font-family-generic="roman" style:font-pitch="variable" fo:font-size="14pt" fo:font-style="italic" fo:text-shadow="1pt 1pt" style:text-underline-style="solid" style:text-underline-width="bold" style:text-underline-color="#000000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="gradient" draw:fill-gradient-name="Radial_20_red_2f_yellow" draw:fill-image-width="0cm" draw:fill-image-height="0cm"/>
      <style:paragraph-properties fo:margin-left="0cm" fo:margin-right="0cm" fo:text-indent="0cm" style:auto-text-indent="false" fo:background-color="#f3991a" text:number-lines="false" text:line-number="0"/>
      <style:text-properties fo:font-size="18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 fo:font-style="italic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85e2" officeooo:paragraph-rsid="002185e2"/>
    </style:style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#Table des matières1|region" text:style-name="Internet_20_link" text:visited-style-name="Visited_20_Internet_20_Link">Table des matières</text:a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52:40.055123498</meta:creation-date>
    <meta:editing-duration>PT6H42M4S</meta:editing-duration>
    <meta:editing-cycles>31</meta:editing-cycles>
    <meta:generator>LibreOffice/6.0.7.3$Linux_X86_64 LibreOffice_project/00m0$Build-3</meta:generator>
    <dc:title>texte</dc:title>
    <dc:date>2022-04-01T21:20:06.480748878</dc:date>
    <meta:document-statistic meta:table-count="7" meta:image-count="0" meta:object-count="0" meta:page-count="3" meta:paragraph-count="73" meta:word-count="338" meta:character-count="3014" meta:non-whitespace-character-count="2668"/>
  </office:meta>
</office:document-meta>
</file>